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046cm" svg:height="8.638cm" svg:x="7.946cm" svg:y="2.305cm">
            <draw:object draw:notify-on-update-of-ranges="Arkusz1.A3:Arkusz1.A18 Arkusz1.B3:Arkusz1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thinking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367989487" calcext:value-type="float">
            <text:p>11,33679894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617182655" calcext:value-type="float">
            <text:p>18,8617182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250127894" calcext:value-type="float">
            <text:p>17,02501278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112921721" calcext:value-type="float">
            <text:p>17,71129217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355211014" calcext:value-type="float">
            <text:p>18,13552110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452672107" calcext:value-type="float">
            <text:p>12,74526721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272204613" calcext:value-type="float">
            <text:p>20,02722046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2960562226" calcext:value-type="float">
            <text:p>19,296056222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4675908708" calcext:value-type="float">
            <text:p>21,46759087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7741015318" calcext:value-type="float">
            <text:p>24,774101531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7418678952" calcext:value-type="float">
            <text:p>26,741867895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.6481924076" calcext:value-type="float">
            <text:p>24,6481924076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.9057019546" calcext:value-type="float">
            <text:p>23,905701954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3783007762" calcext:value-type="float">
            <text:p>19,378300776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1112756806" calcext:value-type="float">
            <text:p>17,1112756806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.7617779166" calcext:value-type="float">
            <text:p>16,7617779166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est_avg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061065737" calcext:value-type="float">
            <text:p>0,111061065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473989999" calcext:value-type="float">
            <text:p>0,1304739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40757698766" calcext:value-type="float">
            <text:p>0,09407576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7512437811" calcext:value-type="float">
            <text:p>0,04975124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9885588588" calcext:value-type="float">
            <text:p>2,69885588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06504065041" calcext:value-type="float">
            <text:p>0,040650406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961966494" calcext:value-type="float">
            <text:p>17,096196649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0723670898" calcext:value-type="float">
            <text:p>18,072367089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054759375" calcext:value-type="float">
            <text:p>19,505475937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7182712706" calcext:value-type="float">
            <text:p>18,718271270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.1555697985" calcext:value-type="float">
            <text:p>22,1555697985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.2248165993" calcext:value-type="float">
            <text:p>45,2248165993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2268041237" calcext:value-type="float">
            <text:p>44,2268041237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.8333333333" calcext:value-type="float">
            <text:p>30,8333333333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.00.0000</text:date>, <text:time style:data-style-name="N2" text:time-value="19:25:42.88225847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02:39.204850530</meta:creation-date>
    <dc:date>2015-05-31T19:59:58.144175606</dc:date>
    <meta:editing-duration>PT5M1S</meta:editing-duration>
    <meta:editing-cycles>3</meta:editing-cycles>
    <meta:generator>LibreOffice/4.2.8.2$Linux_X86_64 LibreOffice_project/42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legend chart:legend-position="end" svg:x="18.599cm" svg:y="4.02cm" style:legend-expansion="high" chart:style-name="ch2"/>
        <chart:plot-area chart:style-name="ch3" table:cell-range-address="Arkusz1.A3:Arkusz1.B18" chart:data-source-has-labels="column" svg:x="0.42cm" svg:y="0.172cm" svg:width="17.759cm" svg:height="8.295cm">
          <chartooo:coordinate-region svg:x="1.041cm" svg:y="0.371cm" svg:width="17.138cm" svg:height="7.449cm"/>
          <chart:axis chart:dimension="x" chart:name="primary-x" chart:style-name="ch4" chartooo:axis-type="auto">
            <chartooo:date-scale/>
            <chart:categories table:cell-range-address="Arkusz1.A3:Arkusz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:Arkusz1.B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8</svg:desc>
                </draw:g>
              </table:table-cell>
              <table:table-cell office:value-type="float" office:value="11.3367989487">
                <text:p>11.3367989487</text:p>
                <draw:g>
                  <svg:desc>Arkusz1.B3:Arkusz1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8617182655">
                <text:p>18.8617182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0250127894">
                <text:p>17.02501278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7112921721">
                <text:p>17.71129217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355211014">
                <text:p>18.13552110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7452672107">
                <text:p>12.74526721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0272204613">
                <text:p>20.02722046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2960562226">
                <text:p>19.29605622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4675908708">
                <text:p>21.46759087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.7741015318">
                <text:p>24.7741015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7418678952">
                <text:p>26.74186789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.6481924076">
                <text:p>24.6481924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.9057019546">
                <text:p>23.9057019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3783007762">
                <text:p>19.37830077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1112756806">
                <text:p>17.111275680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.7617779166">
                <text:p>16.761777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